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Courier" svg:font-family="Courier" style:font-family-generic="modern" style:font-pitch="fixed"/>
    <style:font-face style:name="DejaVu Sans Condensed" svg:font-family="'DejaVu Sans Condensed'" style:font-family-generic="roman" style:font-pitch="variable"/>
    <style:font-face style:name="Bitstream Vera Sans" svg:font-family="'Bitstream Vera Sans'" style:font-family-generic="swiss" style:font-pitch="variable"/>
    <style:font-face style:name="DejaVu Sans Condensed1" svg:font-family="'DejaVu Sans Condensed'" style:font-family-generic="swiss" style:font-pitch="variable"/>
    <style:font-face style:name="Lucida Sans" svg:font-family="'Lucida Sans'" style:font-family-generic="swiss" style:font-pitch="variable"/>
    <style:font-face style:name="DejaVu Sans Condensed2" svg:font-family="'DejaVu Sans Condensed'"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4.658cm" style:rel-column-width="17961*"/>
    </style:style>
    <style:style style:name="Table1.B" style:family="table-column">
      <style:table-column-properties style:column-width="12.34cm" style:rel-column-width="47574*"/>
    </style:style>
    <style:style style:name="Table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B1" style:family="table-cell">
      <style:table-cell-properties style:vertical-align="middle" fo:padding="0.097cm" fo:border="0.002cm solid #000000"/>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4.658cm" style:rel-column-width="17961*"/>
    </style:style>
    <style:style style:name="Table2.B" style:family="table-column">
      <style:table-column-properties style:column-width="12.34cm" style:rel-column-width="47574*"/>
    </style:style>
    <style:style style:name="Table2.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2.B1" style:family="table-cell">
      <style:table-cell-properties style:vertical-align="middle" fo:padding="0.097cm" fo:border="0.002cm solid #000000"/>
    </style:style>
    <style:style style:name="Table2.A2" style:family="table-cell">
      <style:table-cell-properties fo:background-color="#e6e6ff" fo:padding="0.097cm" fo:border-left="0.002cm solid #000000" fo:border-right="none" fo:border-top="none" fo:border-bottom="0.002cm solid #000000">
        <style:background-image/>
      </style:table-cell-properties>
    </style:style>
    <style:style style:name="Table2.B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4.658cm" style:rel-column-width="17961*"/>
    </style:style>
    <style:style style:name="Table9.B" style:family="table-column">
      <style:table-column-properties style:column-width="12.34cm" style:rel-column-width="47574*"/>
    </style:style>
    <style:style style:name="Table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9.B1" style:family="table-cell">
      <style:table-cell-properties style:vertical-align="middle" fo:padding="0.097cm" fo:border="0.002cm solid #000000"/>
    </style:style>
    <style:style style:name="Table9.A2" style:family="table-cell">
      <style:table-cell-properties fo:background-color="#e6e6ff" fo:padding="0.097cm" fo:border-left="0.002cm solid #000000" fo:border-right="none" fo:border-top="none" fo:border-bottom="0.002cm solid #000000">
        <style:background-image/>
      </style:table-cell-properties>
    </style:style>
    <style:style style:name="Table9.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4.658cm" style:rel-column-width="17961*"/>
    </style:style>
    <style:style style:name="Table3.B" style:family="table-column">
      <style:table-column-properties style:column-width="12.34cm" style:rel-column-width="47574*"/>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style:vertical-align="middle" fo:padding="0.097cm" fo:border="0.002cm solid #000000"/>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658cm" style:rel-column-width="17961*"/>
    </style:style>
    <style:style style:name="Table4.B" style:family="table-column">
      <style:table-column-properties style:column-width="12.34cm" style:rel-column-width="47574*"/>
    </style:style>
    <style:style style:name="Table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4.B1" style:family="table-cell">
      <style:table-cell-properties style:vertical-align="middle" fo:padding="0.097cm" fo:border="0.002cm solid #000000"/>
    </style:style>
    <style:style style:name="Table4.A2" style:family="table-cell">
      <style:table-cell-properties fo:background-color="#e6e6ff" fo:padding="0.097cm" fo:border-left="0.002cm solid #000000" fo:border-right="none" fo:border-top="none" fo:border-bottom="0.002cm solid #000000">
        <style:background-image/>
      </style:table-cell-properties>
    </style:style>
    <style:style style:name="Table4.B2" style:family="table-cell">
      <style:table-cell-properties style:vertical-align="middle"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658cm" style:rel-column-width="17961*"/>
    </style:style>
    <style:style style:name="Table5.B" style:family="table-column">
      <style:table-column-properties style:column-width="12.34cm" style:rel-column-width="47574*"/>
    </style:style>
    <style:style style:name="Table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5.B1" style:family="table-cell">
      <style:table-cell-properties style:vertical-align="middle" fo:padding="0.097cm" fo:border="0.002cm solid #000000"/>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B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4.658cm" style:rel-column-width="17961*"/>
    </style:style>
    <style:style style:name="Table6.B" style:family="table-column">
      <style:table-column-properties style:column-width="12.34cm" style:rel-column-width="47574*"/>
    </style:style>
    <style:style style:name="Table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6.B1" style:family="table-cell">
      <style:table-cell-properties style:vertical-align="middle" fo:padding="0.097cm" fo:border="0.002cm solid #000000"/>
    </style:style>
    <style:style style:name="Table6.A2" style:family="table-cell">
      <style:table-cell-properties fo:background-color="#e6e6ff"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4.658cm" style:rel-column-width="17961*"/>
    </style:style>
    <style:style style:name="Table7.B" style:family="table-column">
      <style:table-column-properties style:column-width="12.34cm" style:rel-column-width="47574*"/>
    </style:style>
    <style:style style:name="Table7.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7.B1" style:family="table-cell">
      <style:table-cell-properties style:vertical-align="middle" fo:padding="0.097cm" fo:border="0.002cm solid #000000"/>
    </style:style>
    <style:style style:name="Table7.A2" style:family="table-cell">
      <style:table-cell-properties fo:background-color="#e6e6ff" fo:padding="0.097cm" fo:border-left="0.002cm solid #000000" fo:border-right="none" fo:border-top="none" fo:border-bottom="0.002cm solid #000000">
        <style:background-image/>
      </style:table-cell-properties>
    </style:style>
    <style:style style:name="Table7.B2" style:family="table-cell">
      <style:table-cell-properties style:vertical-align="middle" fo:padding="0.097cm" fo:border-left="0.002cm solid #000000" fo:border-right="0.002cm solid #000000" fo:border-top="none" fo:border-bottom="0.002cm solid #000000"/>
    </style:style>
    <style:style style:name="Table7.A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999cm" table:align="margins"/>
    </style:style>
    <style:style style:name="Table8.A" style:family="table-column">
      <style:table-column-properties style:column-width="4.658cm" style:rel-column-width="17961*"/>
    </style:style>
    <style:style style:name="Table8.B" style:family="table-column">
      <style:table-column-properties style:column-width="12.34cm" style:rel-column-width="47574*"/>
    </style:style>
    <style:style style:name="Table8.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8.B1" style:family="table-cell">
      <style:table-cell-properties style:vertical-align="middle" fo:padding="0.097cm" fo:border="0.002cm solid #000000"/>
    </style:style>
    <style:style style:name="Table10" style:family="table">
      <style:table-properties style:width="16.999cm" table:align="margins"/>
    </style:style>
    <style:style style:name="Table10.A" style:family="table-column">
      <style:table-column-properties style:column-width="2.143cm" style:rel-column-width="1215*"/>
    </style:style>
    <style:style style:name="Table10.B" style:family="table-column">
      <style:table-column-properties style:column-width="3.669cm" style:rel-column-width="2080*"/>
    </style:style>
    <style:style style:name="Table10.C" style:family="table-column">
      <style:table-column-properties style:column-width="2.85cm" style:rel-column-width="1616*"/>
    </style:style>
    <style:style style:name="Table10.D" style:family="table-column">
      <style:table-column-properties style:column-width="2.907cm" style:rel-column-width="1648*"/>
    </style:style>
    <style:style style:name="Table10.E" style:family="table-column">
      <style:table-column-properties style:column-width="2.794cm" style:rel-column-width="1584*"/>
    </style:style>
    <style:style style:name="Table10.F" style:family="table-column">
      <style:table-column-properties style:column-width="2.63cm" style:rel-column-width="1491*"/>
    </style:style>
    <style:style style:name="Table10.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10.F1" style:family="table-cell">
      <style:table-cell-properties fo:background-color="#e6e6ff"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Table_20_Contents">
      <style:text-properties style:font-name="Courier" fo:font-size="10pt" fo:font-weight="bold" style:font-size-asian="10pt" style:font-weight-asian="bold" style:font-size-complex="10pt"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background-color="transparent">
        <style:background-image/>
      </style:paragraph-properties>
      <style:text-properties fo:font-size="10pt" style:font-size-asian="10pt" style:font-size-complex="10pt"/>
    </style:style>
    <style:style style:name="P7" style:family="paragraph" style:parent-style-name="Standard" style:list-style-name="L2">
      <style:paragraph-properties fo:text-align="justify" style:justify-single-word="false"/>
    </style:style>
    <style:style style:name="P8" style:family="paragraph" style:parent-style-name="Standard">
      <style:text-properties style:font-name="DejaVu Sans Condensed1" fo:font-size="10pt" style:font-size-asian="10pt" style:font-size-complex="10pt"/>
    </style:style>
    <style:style style:name="P9" style:family="paragraph" style:parent-style-name="Standard">
      <style:text-properties style:font-name="DejaVu Sans Condensed1" fo:font-size="10pt" style:font-name-asian="Bitstream Vera Sans" style:font-size-asian="10pt" style:font-name-complex="Bitstream Vera Sans" style:font-size-complex="10pt"/>
    </style:style>
    <style:style style:name="P10" style:family="paragraph" style:parent-style-name="Standard">
      <style:text-properties style:font-name="DejaVu Sans Condensed1" fo:font-size="12pt" style:font-name-asian="Bitstream Vera Sans" style:font-size-asian="12pt" style:font-name-complex="Bitstream Vera Sans" style:font-size-complex="12pt"/>
    </style:style>
    <style:style style:name="P11"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2" style:family="paragraph" style:parent-style-name="Table_20_Contents">
      <style:paragraph-properties fo:text-align="center" style:justify-single-word="false">
        <style:tab-stops>
          <style:tab-stop style:position="0.085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Standard">
      <style:text-properties fo:font-size="10pt" style:font-size-asian="10pt" style:font-size-complex="10pt"/>
    </style:style>
    <style:style style:name="P14" style:family="paragraph" style:parent-style-name="Table_20_Contents">
      <style:text-properties fo:font-size="10pt" style:font-size-asian="10pt" style:font-size-complex="10pt"/>
    </style:style>
    <style:style style:name="P15" style:family="paragraph" style:parent-style-name="Standard">
      <style:text-properties style:font-name="DejaVu Sans Condensed1"/>
    </style:style>
    <style:style style:name="T1" style:family="text">
      <style:text-properties fo:font-style="italic" style:font-style-asian="italic" style:font-style-complex="italic"/>
    </style:style>
    <style:style style:name="T2" style:family="text">
      <style:text-properties style:font-name="Lucida Sans" style:font-name-asian="Lucida Sans" style:font-name-complex="Lucida Sans"/>
    </style:style>
    <style:style style:name="T3" style:family="text">
      <style:text-properties fo:font-style="italic" style:text-underline-style="none" style:font-style-asian="italic" style:font-style-complex="italic"/>
    </style:style>
    <style:style style:name="T4" style:family="text">
      <style:text-properties fo:color="#ff0000" fo:font-weight="bold" style:font-weight-asian="bold" style:font-weight-complex="bold"/>
    </style:style>
    <style:style style:name="T5" style:family="text">
      <style:text-properties style:font-name="Bitstream Vera Sans" style:font-name-asian="Bitstream Vera Sans" style:font-name-complex="Bitstream Vera Sans"/>
    </style:style>
    <style:style style:name="T6" style:family="text">
      <style:text-properties style:font-name-asian="Bitstream Vera Sans" style:font-name-complex="Bitstream Vera Sans"/>
    </style:style>
    <style:style style:name="T7" style:family="text">
      <style:text-properties style:text-position="super 58%" style:font-name-asian="Bitstream Vera Sans" style:font-name-complex="Bitstream Vera Sans"/>
    </style:style>
    <style:style style:name="T8" style:family="text">
      <style:text-properties style:text-position="0% 100%" style:font-name-asian="Bitstream Vera Sans" style:font-name-complex="Bitstream Vera Sans"/>
    </style:style>
    <style:style style:name="T9" style:family="text">
      <style:text-properties fo:font-style="italic" style:font-name-asian="Bitstream Vera Sans" style:font-style-asian="italic" style:font-name-complex="Bitstream Vera Sans" style:font-style-complex="italic"/>
    </style:style>
    <style:style style:name="T10" style:family="text">
      <style:text-properties style:text-position="super 58%" fo:font-style="italic" style:font-name-asian="Bitstream Vera Sans" style:font-style-asian="italic" style:font-name-complex="Bitstream Vera Sans" style:font-style-complex="italic"/>
    </style:style>
    <style:style style:name="T11" style:family="text">
      <style:text-properties style:text-position="super 58%" fo:font-style="normal" style:font-name-asian="Bitstream Vera Sans" style:font-style-asian="normal" style:font-name-complex="Bitstream Vera Sans" style:font-style-complex="normal"/>
    </style:style>
    <style:style style:name="T12" style:family="text">
      <style:text-properties style:text-position="0% 100%" fo:font-style="normal" style:font-name-asian="Bitstream Vera Sans" style:font-style-asian="normal" style:font-name-complex="Bitstream Vera Sans" style:font-style-complex="normal"/>
    </style:style>
    <style:style style:name="T13" style:family="text">
      <style:text-properties fo:font-style="italic" style:text-underline-style="none" style:font-name-asian="Bitstream Vera Sans" style:font-style-asian="italic" style:font-name-complex="Bitstream Vera Sans" style:font-style-complex="italic"/>
    </style:style>
    <style:style style:name="T14" style:family="text">
      <style:text-properties style:text-position="sub 58%" fo:font-style="italic" style:text-underline-style="none" style:font-name-asian="Bitstream Vera Sans" style:font-style-asian="italic" style:font-name-complex="Bitstream Vera Sans" style:font-style-complex="italic"/>
    </style:style>
    <style:style style:name="T15" style:family="text">
      <style:text-properties style:text-position="sub 58%" style:font-name-asian="Bitstream Vera Sans" style:font-name-complex="Bitstream Vera Sans"/>
    </style:style>
    <style:style style:name="T16" style:family="text">
      <style:text-properties style:text-position="super 58%"/>
    </style:style>
    <style:style style:name="T17" style:family="text">
      <style:text-properties style:text-position="super 58%" fo:font-style="italic" style:font-style-asian="italic" style:font-style-complex="italic"/>
    </style:style>
    <style:style style:name="T18" style:family="text">
      <style:text-properties style:text-position="super 58%" fo:font-style="normal" style:font-style-asian="normal" style:font-style-complex="normal"/>
    </style:style>
    <style:style style:name="T19" style:family="text">
      <style:text-properties style:text-position="sub 58%" fo:font-style="italic" style:text-underline-style="none" style:font-style-asian="italic" style:font-style-complex="italic"/>
    </style:style>
    <style:style style:name="T20" style:family="text">
      <style:text-properties style:text-position="sub 58%"/>
    </style:style>
    <style:style style:name="T21" style:family="text">
      <style:text-properties style:text-position="0% 100%"/>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O DE COMUNICAÇÂO</text:p>
      <text:p text:style-name="Standard"/>
      <text:p text:style-name="P2">A comunicação entre o software (driver do servidor de hardware) e o hardware (possivelmente um PIC) é feita através de uma determinada porta que pertence a um conjunto de portas especificas para uma determinada experiência, definido no ficheiro de configuração.</text:p>
      <text:p text:style-name="P2"/>
      <text:p text:style-name="P2">O driver utilizado deve ser o mais genérico possível, sendo que as definições de comunicação com cada um dos hardwares de experiências são definidas num ficheiro de configuração em XML.</text:p>
      <text:p text:style-name="P2"/>
      <text:p text:style-name="P2">A comunicação é iniciada pelo driver do servidor de hardware que começa por procurar uma dada experiência perguntando o identificador em cada conecção que estabelece em cada porta ou falhando no caso de não obter resposta em tempo útil, continuando a percorrer as portas em ciclo até ser encontrada.</text:p>
      <text:p text:style-name="P2"/>
      <text:p text:style-name="P2">Na troca de mensagens por porta RS232 entre o driver e o PIC, as mensagens do driver são escritas em caracteres minúsculos sendo que cada instrução deve ser definida no máximo por três caracteres, enquanto que as mensagens do PIC são escritas em caracteres maiúsculos. Cada parâmetro da mensagem é separado por um caracter tab <text:s/>( \t ). O final de uma mensagem é marcada por um caracter carriage-return ( \r ) excepto quando estão a ser recebidos dados em binário provenientes do PIC. As mensagens recebidas pelo PIC provenientes do driver devem ser enviadas de volta ao driver após a sua recepção para garantir ao servidor de hardware a sua recepção pelo PIC.</text:p>
      <text:p text:style-name="P2"/>
      <text:p text:style-name="P2">O driver deve aguardar um número de segundos arbitrário, definido no ficheiro de configuração do driver para cada instrução, para que cada execução de instrucção seja terminada. Caso contrário a execução será dado como falhada e irá ser iniciado o procedimento de reset por parte do driver, enviando uma mensagem <text:span text:style-name="T1">rst</text:span>.</text:p>
      <text:p text:style-name="Standard"/>
      <text:p text:style-name="Standard"/>
      <text:p text:style-name="P1">MENSAGENS RS232</text:p>
      <text:p text:style-name="Standard"/>
      <text:p text:style-name="P2">As mensagens trocadas entre driver e PIC são definidas por um conjunto de instruções e uma sintaxe definida nesta secção:</text:p>
      <text:p text:style-name="P2"/>
      <text:p text:style-name="P2">A messagem <text:span text:style-name="T1">ids</text:span> é despoletada pelo driver em dois momentos:</text:p>
      <text:list text:style-name="L1">
        <text:list-item>
          <text:p text:style-name="P3">para iniciar uma conversação com um hardware, momento em que é importante determinar qual a identificação desse hardware;</text:p>
        </text:list-item>
        <text:list-item>
          <text:p text:style-name="P3">durante uma conversação para determinar o estado actual do hardware, porém nunca deve ser usado dentro de uma troca de mensagens iniciada por <text:span text:style-name="T1">DAT</text:span> ou <text:span text:style-name="T1">BIN</text:span>;</text:p>
        </text:list-item>
      </text:list>
      <text:p text:style-name="P2">O PIC deve responder <text:span text:style-name="T1">IDS</text:span> seguido do identificador único da experiência e do estado actual da experiência.</text:p>
      <text:p text:style-name="Standard"/>
      <table:table table:name="Table1" table:style-name="Table1">
        <table:table-column table:style-name="Table1.A"/>
        <table:table-column table:style-name="Table1.B"/>
        <table:table-row>
          <table:table-cell table:style-name="Table1.A1" office:value-type="string">
            <text:p text:style-name="Table_20_Contents">Driver <text:span text:style-name="T2">⇨</text:span> PIC</text:p>
          </table:table-cell>
          <table:table-cell table:style-name="Table1.B1" office:value-type="string">
            <text:p text:style-name="P4">ids</text:p>
          </table:table-cell>
        </table:table-row>
        <table:table-row>
          <table:table-cell table:style-name="Table1.A2" office:value-type="string">
            <text:p text:style-name="Table_20_Contents">PIC <text:span text:style-name="T2">⇨</text:span> Driver</text:p>
          </table:table-cell>
          <table:table-cell table:style-name="Table1.B2" office:value-type="string">
            <text:p text:style-name="P4">IDS &lt;id do hardware&gt; &lt;status&gt;</text:p>
          </table:table-cell>
        </table:table-row>
      </table:table>
      <text:p text:style-name="P2">A mensagem <text:span text:style-name="T1">IDS</text:span> deve ser enviada frequentemente pelo PIC para as portas série para que o servidor de hardware tenha conhecimento da ligação com uma experiência e do estado actual em que esta se encontra.</text:p>
      <text:p text:style-name="P2"/>
      <text:p text:style-name="P2">A mensagem <text:span text:style-name="T1">cfg</text:span> é enviada pelo driver para o hardware para definir configurações para a experiência. O PIC deve responder com a lista de parâmetros recebidos e <text:span text:style-name="T1">CFGOK</text:span> quando as configurações forem aplicadas.</text:p>
      <text:p text:style-name="Standard"/>
      <table:table table:name="Table2" table:style-name="Table2">
        <table:table-column table:style-name="Table2.A"/>
        <table:table-column table:style-name="Table2.B"/>
        <table:table-row>
          <table:table-cell table:style-name="Table2.A1" office:value-type="string">
            <text:p text:style-name="Table_20_Contents">Driver <text:span text:style-name="T2">⇨</text:span> PIC</text:p>
          </table:table-cell>
          <table:table-cell table:style-name="Table2.B1" office:value-type="string">
            <text:p text:style-name="P4">cfg &lt;parâmetro 1&gt; &lt;parâmetro 2&gt; ... &lt;parâmetro N&gt;</text:p>
          </table:table-cell>
        </table:table-row>
        <table:table-row>
          <table:table-cell table:style-name="Table2.A2" office:value-type="string">
            <text:p text:style-name="Table_20_Contents">PIC <text:span text:style-name="T2">⇨</text:span> Driver</text:p>
          </table:table-cell>
          <table:table-cell table:style-name="Table2.B2" office:value-type="string">
            <text:p text:style-name="P4">CFG &lt;parâmetro 1&gt; &lt;parâmetro 2&gt; ... &lt;parâmetro N&gt;</text:p>
          </table:table-cell>
        </table:table-row>
        <table:table-row>
          <table:table-cell table:style-name="Table2.A2" office:value-type="string">
            <text:p text:style-name="Table_20_Contents">PIC <text:span text:style-name="T2">⇨</text:span> Driver</text:p>
          </table:table-cell>
          <table:table-cell table:style-name="Table2.B2" office:value-type="string">
            <text:p text:style-name="P4">CFGOK</text:p>
          </table:table-cell>
        </table:table-row>
      </table:table>
      <text:p text:style-name="Standard"/>
      <text:p text:style-name="P2">A mensagem <text:span text:style-name="T1">cur</text:span> é enviada pelo driver para que o hardware responda quais os parâmetros de configuração que estão actualmente definidos para a experiência.</text:p>
      <text:p text:style-name="Standard"/>
      <table:table table:name="Table9" table:style-name="Table9">
        <table:table-column table:style-name="Table9.A"/>
        <table:table-column table:style-name="Table9.B"/>
        <table:table-row>
          <table:table-cell table:style-name="Table9.A1" office:value-type="string">
            <text:p text:style-name="Table_20_Contents">Driver <text:span text:style-name="T2">⇨</text:span> PIC</text:p>
          </table:table-cell>
          <table:table-cell table:style-name="Table9.B1" office:value-type="string">
            <text:p text:style-name="P4">cur</text:p>
          </table:table-cell>
        </table:table-row>
        <table:table-row>
          <table:table-cell table:style-name="Table9.A2" office:value-type="string">
            <text:p text:style-name="Table_20_Contents">PIC <text:span text:style-name="T2">⇨</text:span> Driver</text:p>
          </table:table-cell>
          <table:table-cell table:style-name="Table9.B2" office:value-type="string">
            <text:p text:style-name="P4">CUR &lt;parâmetro 1&gt; &lt;parâmetro 2&gt; ... &lt;parâmetro N&gt;</text:p>
          </table:table-cell>
        </table:table-row>
      </table:table>
      <text:p text:style-name="Standard"/>
      <text:p text:style-name="P2">A mensagem <text:span text:style-name="T1">str</text:span> é enviada pelo driver para que o hardware dê início a uma experiência. O PIC deve responder com <text:span text:style-name="T1">STR</text:span>.</text:p>
      <text:p text:style-name="Standard"/>
      <table:table table:name="Table3" table:style-name="Table3">
        <table:table-column table:style-name="Table3.A"/>
        <table:table-column table:style-name="Table3.B"/>
        <table:table-row>
          <table:table-cell table:style-name="Table3.A1" office:value-type="string">
            <text:p text:style-name="Table_20_Contents">Driver <text:span text:style-name="T2">⇨</text:span> PIC</text:p>
          </table:table-cell>
          <table:table-cell table:style-name="Table3.B1" office:value-type="string">
            <text:p text:style-name="P4">str</text:p>
          </table:table-cell>
        </table:table-row>
        <table:table-row>
          <table:table-cell table:style-name="Table3.A2" office:value-type="string">
            <text:p text:style-name="Table_20_Contents">PIC <text:span text:style-name="T2">⇨</text:span> Driver</text:p>
          </table:table-cell>
          <table:table-cell table:style-name="Table3.B2" office:value-type="string">
            <text:p text:style-name="P4">STR</text:p>
          </table:table-cell>
        </table:table-row>
      </table:table>
      <text:p text:style-name="Standard"/>
      <text:p text:style-name="P2">Após a inicialização da experiência, o PIC deve enviar uma mensagem <text:span text:style-name="T1">DAT</text:span> ou <text:span text:style-name="T1">BIN</text:span> que servirá para iniciar a transferência de dados e também para avisar que a inicialização da experiência ocorreu com sucesso.</text:p>
      <text:p text:style-name="P2"/>
      <text:p text:style-name="P2">A mensagem <text:span text:style-name="T1">DAT</text:span> é enviada pelo PIC para que se inicie uma transmissão de dados adquiridos na experiência em forma textual. Em cada linha seguinte deve conter os dados de cada um canais que o driver espera receber, e pode ser opcionalmente acrescentado no final de cada linha o valor relativo de relógio para cada linha de dados adquirida, devendo ser a primeira linha de dados sempre relativa ao tempo de relógio zero.</text:p>
      <text:p text:style-name="Standard"/>
      <table:table table:name="Table4" table:style-name="Table4">
        <table:table-column table:style-name="Table4.A"/>
        <table:table-column table:style-name="Table4.B"/>
        <table:table-row>
          <table:table-cell table:style-name="Table4.A1" office:value-type="string">
            <text:p text:style-name="Table_20_Contents">PIC <text:span text:style-name="T2">⇨</text:span> Driver</text:p>
          </table:table-cell>
          <table:table-cell table:style-name="Table4.B1" office:value-type="string">
            <text:p text:style-name="P4">DAT</text:p>
          </table:table-cell>
        </table:table-row>
        <table:table-row>
          <table:table-cell table:style-name="Table4.A2" office:value-type="string">
            <text:p text:style-name="Table_20_Contents">PIC <text:span text:style-name="T2">⇨</text:span> Driver</text:p>
          </table:table-cell>
          <table:table-cell table:style-name="Table4.B2" office:value-type="string">
            <text:p text:style-name="P4">&lt;canal 1&gt; &lt;canal 2&gt; ... &lt;canal N&gt; [clock relativo]</text:p>
          </table:table-cell>
        </table:table-row>
        <table:table-row>
          <table:table-cell table:style-name="Table4.A2" office:value-type="string">
            <text:p text:style-name="Table_20_Contents">PIC <text:span text:style-name="T2">⇨</text:span> Driver</text:p>
          </table:table-cell>
          <table:table-cell table:style-name="Table4.B2" office:value-type="string">
            <text:p text:style-name="P4">&lt;canal 1&gt; &lt;canal 2&gt; ... &lt;canal N&gt; [clock relativo]</text:p>
          </table:table-cell>
        </table:table-row>
        <table:table-row>
          <table:table-cell table:style-name="Table4.A2" office:value-type="string">
            <text:p text:style-name="Table_20_Contents">PIC <text:span text:style-name="T2">⇨</text:span> Driver</text:p>
          </table:table-cell>
          <table:table-cell table:style-name="Table4.B2" office:value-type="string">
            <text:p text:style-name="P5">...</text:p>
          </table:table-cell>
        </table:table-row>
        <table:table-row>
          <table:table-cell table:style-name="Table4.A2" office:value-type="string">
            <text:p text:style-name="Table_20_Contents">PIC <text:span text:style-name="T2">⇨</text:span> Driver</text:p>
          </table:table-cell>
          <table:table-cell table:style-name="Table4.B2" office:value-type="string">
            <text:p text:style-name="P4">END</text:p>
          </table:table-cell>
        </table:table-row>
      </table:table>
      <text:p text:style-name="Standard"/>
      <text:p text:style-name="P2">A mensagem <text:span text:style-name="T3">BIN</text:span> é enviada pelo PIC para que se inicie uma transmissão de dados adquiridos na experiência em forma binária. Esta mensagem deve ser seguida do número de bytes que o driver deve esperar receber a seguir ao return-carriage no fim desta resposta. Esse número de bytes de dados são enviados em seguida e não são terminados por return-carriage.</text:p>
      <text:p text:style-name="Standard"/>
      <table:table table:name="Table5" table:style-name="Table5">
        <table:table-column table:style-name="Table5.A"/>
        <table:table-column table:style-name="Table5.B"/>
        <table:table-row>
          <table:table-cell table:style-name="Table5.A1" office:value-type="string">
            <text:p text:style-name="Table_20_Contents">PIC <text:span text:style-name="T2">⇨</text:span> Driver</text:p>
          </table:table-cell>
          <table:table-cell table:style-name="Table5.B1" office:value-type="string">
            <text:p text:style-name="P4">BIN &lt;número de bytes&gt;</text:p>
          </table:table-cell>
        </table:table-row>
        <table:table-row>
          <table:table-cell table:style-name="Table5.A2" office:value-type="string">
            <text:p text:style-name="Table_20_Contents">PIC <text:span text:style-name="T2">⇨</text:span> Driver</text:p>
          </table:table-cell>
          <table:table-cell table:style-name="Table5.B2" office:value-type="string">
            <text:p text:style-name="P4">&lt;dados em binário&gt;</text:p>
          </table:table-cell>
        </table:table-row>
      </table:table>
      <text:p text:style-name="Standard"/>
      <text:p text:style-name="P2">A mensagem <text:span text:style-name="T1">stp</text:span> é enviada pelo driver para o hardware para que este termine uma experiência. O PIC responde com <text:span text:style-name="T1">STP</text:span>, e responde <text:span text:style-name="T1">STPOK</text:span> quando a finalização tenha terminado com sucesso.</text:p>
      <text:p text:style-name="Standard"/>
      <table:table table:name="Table6" table:style-name="Table6">
        <table:table-column table:style-name="Table6.A"/>
        <table:table-column table:style-name="Table6.B"/>
        <table:table-row>
          <table:table-cell table:style-name="Table6.A1" office:value-type="string">
            <text:p text:style-name="Table_20_Contents">Driver <text:span text:style-name="T2">⇨</text:span> PIC</text:p>
          </table:table-cell>
          <table:table-cell table:style-name="Table6.B1" office:value-type="string">
            <text:p text:style-name="P4">stp</text:p>
          </table:table-cell>
        </table:table-row>
        <table:table-row>
          <table:table-cell table:style-name="Table6.A2" office:value-type="string">
            <text:p text:style-name="Table_20_Contents">PIC <text:span text:style-name="T2">⇨</text:span> Driver</text:p>
          </table:table-cell>
          <table:table-cell table:style-name="Table6.B2" office:value-type="string">
            <text:p text:style-name="P4">STP</text:p>
          </table:table-cell>
        </table:table-row>
        <table:table-row>
          <table:table-cell table:style-name="Table6.A2" office:value-type="string">
            <text:p text:style-name="Table_20_Contents">PIC <text:span text:style-name="T2">⇨</text:span> Driver</text:p>
          </table:table-cell>
          <table:table-cell table:style-name="Table6.B2" office:value-type="string">
            <text:p text:style-name="P4">STPOK</text:p>
          </table:table-cell>
        </table:table-row>
      </table:table>
      <text:p text:style-name="Standard"/>
      <text:p text:style-name="P2">A mensagem <text:span text:style-name="T1">rst</text:span> é enviada pelo driver para o hardware para que este execute um reset. O PIC responde com <text:span text:style-name="T1">RST.</text:span> Deverá responder <text:span text:style-name="T1">RSTOK</text:span> a indicar que o reset foi executado e o PIC vai iniciar o seu ciclo de identificação.</text:p>
      <text:p text:style-name="Standard"/>
      <table:table table:name="Table7" table:style-name="Table7">
        <table:table-column table:style-name="Table7.A"/>
        <table:table-column table:style-name="Table7.B"/>
        <table:table-row>
          <table:table-cell table:style-name="Table7.A1" office:value-type="string">
            <text:p text:style-name="Table_20_Contents">Driver <text:span text:style-name="T2">⇨</text:span> PIC</text:p>
          </table:table-cell>
          <table:table-cell table:style-name="Table7.B1" office:value-type="string">
            <text:p text:style-name="P4">rst</text:p>
          </table:table-cell>
        </table:table-row>
        <table:table-row>
          <table:table-cell table:style-name="Table7.A2" office:value-type="string">
            <text:p text:style-name="Table_20_Contents">PIC <text:span text:style-name="T2">⇨</text:span> Driver</text:p>
          </table:table-cell>
          <table:table-cell table:style-name="Table7.B2" office:value-type="string">
            <text:p text:style-name="P4">RST</text:p>
          </table:table-cell>
        </table:table-row>
        <table:table-row>
          <table:table-cell table:style-name="Table7.A3" table:number-columns-spanned="2" office:value-type="string">
            <text:p text:style-name="P6">É efectuado o reset do hardware...</text:p>
          </table:table-cell>
          <table:covered-table-cell/>
        </table:table-row>
        <table:table-row>
          <table:table-cell table:style-name="Table7.A2" office:value-type="string">
            <text:p text:style-name="Table_20_Contents">PIC <text:span text:style-name="T2">⇨</text:span> Driver</text:p>
          </table:table-cell>
          <table:table-cell table:style-name="Table7.B2" office:value-type="string">
            <text:p text:style-name="P4">RSTOK</text:p>
          </table:table-cell>
        </table:table-row>
      </table:table>
      <text:p text:style-name="Standard"/>
      <text:p text:style-name="P2">A mensagem <text:span text:style-name="T1">ERR</text:span> é enviada pelo PIC para o driver como aviso de erro durante a execução e é seguido do código do erro que ocorreu. Este código poderá ser enviado pelo PIC a qualquer momento. O código deve ser numérico.</text:p>
      <text:p text:style-name="Standard"/>
      <table:table table:name="Table8" table:style-name="Table8">
        <table:table-column table:style-name="Table8.A"/>
        <table:table-column table:style-name="Table8.B"/>
        <table:table-row>
          <table:table-cell table:style-name="Table8.A1" office:value-type="string">
            <text:p text:style-name="Table_20_Contents">PIC <text:span text:style-name="T2">⇨</text:span> Driver</text:p>
          </table:table-cell>
          <table:table-cell table:style-name="Table8.B1" office:value-type="string">
            <text:p text:style-name="P4">ERR &lt;código de erro&gt;</text:p>
          </table:table-cell>
        </table:table-row>
      </table:table>
      <text:p text:style-name="Standard"/>
      <text:p text:style-name="Standard"/>
      <text:p text:style-name="P1">FICHEIRO DE DEFINIÇÕES</text:p>
      <text:p text:style-name="Standard"/>
      <text:p text:style-name="P2">O ficheiro de definições inclui as definições para cada uma das experiências identificadas pelo seu UNIQUE_ID dentro de uma tag hardware. Cada uma das experiências contem:</text:p>
      <text:list text:style-name="L2">
        <text:list-item>
          <text:p text:style-name="P7">tag <text:span text:style-name="T1">rs232</text:span> que define as características da conecção à porta série e uma lista de portas, separadas por vírgula, onde esse hardware deve ser procurado;</text:p>
        </text:list-item>
        <text:list-item>
          <text:p text:style-name="P7">tag <text:span text:style-name="T1">parameters</text:span> onde são definidos os parâmetros de entrada e saída para a experiência e as funções transferência a aplicar em cada parâmetro;</text:p>
        </text:list-item>
        <text:list-item>
          <text:p text:style-name="P7">tag <text:span text:style-name="T1">channels</text:span> onde são definidos os canais de recepção de dados e as suas funções transferência;</text:p>
        </text:list-item>
        <text:list-item>
          <text:p text:style-name="P7">tag <text:span text:style-name="T1">timeout</text:span> com os tempos de espera até declarar falha para cada instrução;</text:p>
        </text:list-item>
        <text:list-item>
          <text:p text:style-name="P7">tag <text:span text:style-name="T1">errors</text:span> com os códigos e mensagens de erro;</text:p>
        </text:list-item>
      </text:list>
      <text:p text:style-name="P8">&lt;?xml version="1.0" encoding="iso-8859-1" ?&gt;<text:line-break/>&lt;hardware id="<text:span text:style-name="T4">UNIQUE_ID</text:span>" num_channels="<text:span text:style-name="T4">2</text:span>" minfrequency="<text:span text:style-name="T4">10Hz</text:span>" maxFrequency="<text:span text:style-name="T4">1000Hz</text:span>"&gt;<text:line-break/>     &lt;rs232 baud="<text:span text:style-name="T4">19200</text:span>" stopbits="<text:span text:style-name="T4">1</text:span>" paritybits="<text:span text:style-name="T4">1</text:span>" numbits="<text:span text:style-name="T4">8</text:span>" ports_restrict="<text:span text:style-name="T4">1,2,3,4</text:span>" /&gt;<text:line-break/>     &lt;parameters&gt;</text:p>
      <text:p text:style-name="P8">         &lt;parameter output="<text:span text:style-name="T4">####</text:span>" input="<text:span text:style-name="T4">####.##</text:span>" maxvalue="<text:span text:style-name="T4">100</text:span>" minvalue="<text:span text:style-name="T4">1</text:span>" order="<text:span text:style-name="T4">1</text:span>"&gt;<text:line-break/>               &lt;transfer_function type="<text:span text:style-name="T4">output</text:span>"&gt;<text:line-break/>                   &lt;linear&gt;</text:p>
      <text:p text:style-name="P8">                       &lt;param weight="<text:span text:style-name="T4">1</text:span>" center="<text:span text:style-name="T4">2</text:span>" /&gt;</text:p>
      <text:p text:style-name="P8">                   &lt;/linear&gt;<text:line-break/>                   &lt;power&gt;</text:p>
      <text:p text:style-name="P8">                       &lt;param weight="<text:span text:style-name="T4">0.5</text:span>" center="<text:span text:style-name="T4">3</text:span>" power="<text:span text:style-name="T4">2</text:span>" /&gt;</text:p>
      <text:p text:style-name="P8">                       &lt;param weight="<text:span text:style-name="T4">0.25</text:span>" center="<text:span text:style-name="T4">2</text:span>" power="<text:span text:style-name="T4">2</text:span>" /&gt;</text:p>
      <text:p text:style-name="P8">                   &lt;/power&gt;<text:line-break/>                   &lt;exponential&gt;</text:p>
      <text:p text:style-name="P8">                       &lt;param weight="<text:span text:style-name="T4">1</text:span>" center="<text:span text:style-name="T4">0</text:span>" coeficient="<text:span text:style-name="T4">1</text:span>" /&gt;</text:p>
      <text:p text:style-name="P8">                   &lt;/exponential&gt;<text:line-break/>                   &lt;logarithm&gt;</text:p>
      <text:p text:style-name="P8">                       &lt;param weight="<text:span text:style-name="T4">2</text:span>" center="<text:span text:style-name="T4">10</text:span>" coeficient="<text:span text:style-name="T4">100</text:span>" /&gt;</text:p>
      <text:p text:style-name="P8">                   &lt;/logarithm&gt;<text:line-break/>                   &lt;sin&gt;</text:p>
      <text:p text:style-name="P8">                       &lt;param weight="<text:span text:style-name="T4">50</text:span>" coeficient="<text:span text:style-name="T4">1</text:span>" delta="<text:span text:style-name="T4">3.1416</text:span>" /&gt;</text:p>
      <text:p text:style-name="P8">                   &lt;/sin&gt;<text:line-break/>                   &lt;tg&gt;</text:p>
      <text:p text:style-name="P8">                       &lt;param weight="<text:span text:style-name="T4">1</text:span>" coeficient="<text:span text:style-name="T4">3</text:span>" delta="<text:span text:style-name="T4">0</text:span>" /&gt;</text:p>
      <text:p text:style-name="P8">                   &lt;/tg&gt;<text:line-break/>               &lt;/transfer_function&gt;<text:line-break/>               &lt;transfer_function type="<text:span text:style-name="T4">input</text:span>"&gt;<text:line-break/>                   <text:span text:style-name="T1">(...)</text:span><text:line-break/>               &lt;/transfer_function&gt;<text:line-break/>        &lt;/parameter&gt;<text:line-break/>     &lt;/parameters&gt;<text:line-break/>     &lt;channels&gt;<text:line-break/>        &lt;channel format="<text:span text:style-name="T4">###</text:span>" order="<text:span text:style-name="T4">1</text:span>"&gt;<text:line-break/>            &lt;transfer_function&gt;</text:p>
      <text:p text:style-name="P8">                <text:span text:style-name="T1">(...)</text:span></text:p>
      <text:p text:style-name="P8">            &lt;/transfer_function&gt;<text:line-break/>        &lt;/channel&gt;<text:line-break/>     &lt;/channels&gt;</text:p>
      <text:p text:style-name="P8">     &lt;timeout&gt;</text:p>
      <text:p text:style-name="P8">        &lt;default_timeout time="<text:span text:style-name="T4">45</text:span>" /&gt;</text:p>
      <text:p text:style-name="P8">        &lt;id time="<text:span text:style-name="T4">10</text:span>" /&gt;</text:p>
      <text:p text:style-name="P8">        &lt;cfg time="<text:span text:style-name="T4">5</text:span>" /&gt;</text:p>
      <text:p text:style-name="P8">        &lt;cur time="<text:span text:style-name="T4">5</text:span>" /&gt;</text:p>
      <text:p text:style-name="P8">        &lt;str time="<text:span text:style-name="T4">45</text:span>" /&gt;</text:p>
      <text:p text:style-name="P8">        &lt;dat_bin time="<text:span text:style-name="T4">12</text:span>" /&gt;</text:p>
      <text:p text:style-name="P8">        &lt;dat_no_data time="<text:span text:style-name="T4">120</text:span>" /&gt;</text:p>
      <text:p text:style-name="P8">        &lt;bin_no_data time="<text:span text:style-name="T4">120</text:span>" /&gt;</text:p>
      <text:p text:style-name="P8">        &lt;stp time="<text:span text:style-name="T4">20</text:span>" /&gt;</text:p>
      <text:p text:style-name="P8">        &lt;rst time="<text:span text:style-name="T4">20</text:span>" /&gt;</text:p>
      <text:p text:style-name="P8">        &lt;hardware_died time="<text:span text:style-name="T4">3600</text:span>" /&gt;<text:line-break/>     &lt;/timeout&gt;</text:p>
      <text:p text:style-name="P8">     &lt;errors&gt;</text:p>
      <text:p text:style-name="P8">        &lt;error code="<text:span text:style-name="T4">0</text:span>" key="<text:span text:style-name="T4">OPS</text:span>" message="<text:span text:style-name="T4">Something wrong happened !</text:span>" /&gt;</text:p>
      <text:p text:style-name="P8">        &lt;error code="<text:span text:style-name="T4">1</text:span>" key="<text:span text:style-name="T4">SENSOR</text:span>" message="<text:span text:style-name="T4">Sensor has failed.</text:span>" /&gt;</text:p>
      <text:p text:style-name="P8">        &lt;error code="<text:span text:style-name="T4">2</text:span>" key="<text:span text:style-name="T4">OUT</text:span>" message="<text:span text:style-name="T4">Value out of range...</text:span>" /&gt;</text:p>
      <text:p text:style-name="P8">     &lt;/errors&gt;<text:line-break/>&lt;/hardware&gt;</text:p>
      <text:p text:style-name="P8"/>
      <text:p text:style-name="P1">FUNÇÃO DE TRANSFERÊNCIA</text:p>
      <text:p text:style-name="Standard"/>
      <text:p text:style-name="P2">A função de transferência é calculada usando uma série de funções algébricas generalistas que, após preenchidos os seus parâmetros e serem conjugadas, deve satisfazer a função pretendida.</text:p>
      <text:p text:style-name="P2">O valor de <text:span text:style-name="T1">x</text:span> é obtido a partir do hardware e os parâmetros <text:span text:style-name="T1">a</text:span>, <text:span text:style-name="T1">b</text:span> e <text:span text:style-name="T1">c</text:span> são definidos no ficheiro XML de configuração.</text:p>
      <text:p text:style-name="P2">A expressão da função transferência deve ser do tipo:</text:p>
      <text:p text:style-name="P2"/>
      <text:p text:style-name="P8"><text:span text:style-name="T5"><text:s/>ƒ</text:span><text:span text:style-name="T6">(x) = ∑ [a.x – b] + ∑ [a.(x – b)</text:span><text:span text:style-name="T7">c</text:span><text:span text:style-name="T8">]</text:span><text:span text:style-name="T6"> + ∑ [a.</text:span><text:span text:style-name="T9">e </text:span><text:span text:style-name="T10">c.</text:span><text:span text:style-name="T11">(x - b)</text:span><text:span text:style-name="T12">]</text:span><text:span text:style-name="T6"> + ∑ [a.</text:span><text:span text:style-name="T13">log</text:span><text:span text:style-name="T14">e</text:span><text:span text:style-name="T15"> </text:span><text:span text:style-name="T8">c.(x - b)]</text:span><text:span text:style-name="T6"> + ∑ [a.</text:span><text:span text:style-name="T9">sin</text:span><text:span text:style-name="T6">(c.x - b)] + ∑ [a.</text:span><text:span text:style-name="T9">tg</text:span><text:span text:style-name="T6">(c.x – b)] </text:span></text:p>
      <text:p text:style-name="P9"/>
      <text:p text:style-name="P10">em que cada parâmetro de cada função algébrica é representado por:</text:p>
      <text:p text:style-name="Standard"/>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11">função</text:p>
          </table:table-cell>
          <table:table-cell table:style-name="Table10.A1" office:value-type="string">
            <text:p text:style-name="P11">fórmula</text:p>
          </table:table-cell>
          <table:table-cell table:style-name="Table10.A1" office:value-type="string">
            <text:p text:style-name="P12">xml tag</text:p>
          </table:table-cell>
          <table:table-cell table:style-name="Table10.A1" office:value-type="string">
            <text:p text:style-name="P11">a tag</text:p>
          </table:table-cell>
          <table:table-cell table:style-name="Table10.A1" office:value-type="string">
            <text:p text:style-name="P11">b tag</text:p>
          </table:table-cell>
          <table:table-cell table:style-name="Table10.F1" office:value-type="string">
            <text:p text:style-name="P11">c tag</text:p>
          </table:table-cell>
        </table:table-row>
        <table:table-row>
          <table:table-cell table:style-name="Table10.A2" office:value-type="string">
            <text:p text:style-name="P13">Linear</text:p>
          </table:table-cell>
          <table:table-cell table:style-name="Table10.A2" office:value-type="string">
            <text:p text:style-name="P13">a.x – b</text:p>
          </table:table-cell>
          <table:table-cell table:style-name="Table10.A2" office:value-type="string">
            <text:p text:style-name="P13">linear</text:p>
          </table:table-cell>
          <table:table-cell table:style-name="Table10.A2" office:value-type="string">
            <text:p text:style-name="P8">weight</text:p>
          </table:table-cell>
          <table:table-cell table:style-name="Table10.A2" office:value-type="string">
            <text:p text:style-name="P8">center</text:p>
          </table:table-cell>
          <table:table-cell table:style-name="Table10.F2" office:value-type="string">
            <text:p text:style-name="P14">---</text:p>
          </table:table-cell>
        </table:table-row>
        <table:table-row>
          <table:table-cell table:style-name="Table10.A2" office:value-type="string">
            <text:p text:style-name="P13">Potência</text:p>
          </table:table-cell>
          <table:table-cell table:style-name="Table10.A2" office:value-type="string">
            <text:p text:style-name="P13">a.(x – b)<text:span text:style-name="T16">c</text:span></text:p>
          </table:table-cell>
          <table:table-cell table:style-name="Table10.A2" office:value-type="string">
            <text:p text:style-name="P13">power</text:p>
          </table:table-cell>
          <table:table-cell table:style-name="Table10.A2" office:value-type="string">
            <text:p text:style-name="P8">weight</text:p>
          </table:table-cell>
          <table:table-cell table:style-name="Table10.A2" office:value-type="string">
            <text:p text:style-name="P8">center</text:p>
          </table:table-cell>
          <table:table-cell table:style-name="Table10.F2" office:value-type="string">
            <text:p text:style-name="P8">power</text:p>
          </table:table-cell>
        </table:table-row>
        <table:table-row>
          <table:table-cell table:style-name="Table10.A2" office:value-type="string">
            <text:p text:style-name="P13">Exponencial</text:p>
          </table:table-cell>
          <table:table-cell table:style-name="Table10.A2" office:value-type="string">
            <text:p text:style-name="P13">a.<text:span text:style-name="T1">e </text:span><text:span text:style-name="T17">c.</text:span><text:span text:style-name="T18">(x – b)</text:span></text:p>
          </table:table-cell>
          <table:table-cell table:style-name="Table10.A2" office:value-type="string">
            <text:p text:style-name="P13">exponential</text:p>
          </table:table-cell>
          <table:table-cell table:style-name="Table10.A2" office:value-type="string">
            <text:p text:style-name="P8">weight</text:p>
          </table:table-cell>
          <table:table-cell table:style-name="Table10.A2" office:value-type="string">
            <text:p text:style-name="P8">center</text:p>
          </table:table-cell>
          <table:table-cell table:style-name="Table10.F2" office:value-type="string">
            <text:p text:style-name="P8">coeficient</text:p>
          </table:table-cell>
        </table:table-row>
        <table:table-row>
          <table:table-cell table:style-name="Table10.A2" office:value-type="string">
            <text:p text:style-name="P13">Logaritmo</text:p>
          </table:table-cell>
          <table:table-cell table:style-name="Table10.A2" office:value-type="string">
            <text:p text:style-name="P13">a.<text:span text:style-name="T3">log</text:span><text:span text:style-name="T19">e</text:span><text:span text:style-name="T20"> </text:span><text:span text:style-name="T21">[c.(x – b)]</text:span></text:p>
          </table:table-cell>
          <table:table-cell table:style-name="Table10.A2" office:value-type="string">
            <text:p text:style-name="P13">logarithm</text:p>
          </table:table-cell>
          <table:table-cell table:style-name="Table10.A2" office:value-type="string">
            <text:p text:style-name="P8">weight</text:p>
          </table:table-cell>
          <table:table-cell table:style-name="Table10.A2" office:value-type="string">
            <text:p text:style-name="P8">center</text:p>
          </table:table-cell>
          <table:table-cell table:style-name="Table10.F2" office:value-type="string">
            <text:p text:style-name="P8">coeficient</text:p>
          </table:table-cell>
        </table:table-row>
        <table:table-row>
          <table:table-cell table:style-name="Table10.A2" office:value-type="string">
            <text:p text:style-name="P13">Seno</text:p>
          </table:table-cell>
          <table:table-cell table:style-name="Table10.A2" office:value-type="string">
            <text:p text:style-name="P13">a.<text:span text:style-name="T1">sin</text:span>(c.x – b)</text:p>
          </table:table-cell>
          <table:table-cell table:style-name="Table10.A2" office:value-type="string">
            <text:p text:style-name="P13">sin</text:p>
          </table:table-cell>
          <table:table-cell table:style-name="Table10.A2" office:value-type="string">
            <text:p text:style-name="P8">weight</text:p>
          </table:table-cell>
          <table:table-cell table:style-name="Table10.A2" office:value-type="string">
            <text:p text:style-name="P8">delta</text:p>
          </table:table-cell>
          <table:table-cell table:style-name="Table10.F2" office:value-type="string">
            <text:p text:style-name="P8">coeficient</text:p>
          </table:table-cell>
        </table:table-row>
        <table:table-row>
          <table:table-cell table:style-name="Table10.A2" office:value-type="string">
            <text:p text:style-name="P13">Tangente</text:p>
          </table:table-cell>
          <table:table-cell table:style-name="Table10.A2" office:value-type="string">
            <text:p text:style-name="P13">a.<text:span text:style-name="T1">tg</text:span>(c.x – b)</text:p>
          </table:table-cell>
          <table:table-cell table:style-name="Table10.A2" office:value-type="string">
            <text:p text:style-name="P13">tg</text:p>
          </table:table-cell>
          <table:table-cell table:style-name="Table10.A2" office:value-type="string">
            <text:p text:style-name="P8">weight</text:p>
          </table:table-cell>
          <table:table-cell table:style-name="Table10.A2" office:value-type="string">
            <text:p text:style-name="P8">delta</text:p>
          </table:table-cell>
          <table:table-cell table:style-name="Table10.F2" office:value-type="string">
            <text:p text:style-name="P8">coeficient</text:p>
          </table:table-cell>
        </table:table-row>
      </table:table>
      <text:p text:style-name="Standard"/>
      <text:p text:style-name="Standard"/>
      <text:p text:style-name="P15"/>
      <text:p text:style-name="P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Courier" svg:font-family="Courier" style:font-family-generic="modern" style:font-pitch="fixed"/>
    <style:font-face style:name="DejaVu Sans Condensed" svg:font-family="'DejaVu Sans Condensed'" style:font-family-generic="roman" style:font-pitch="variable"/>
    <style:font-face style:name="Bitstream Vera Sans" svg:font-family="'Bitstream Vera Sans'" style:font-family-generic="swiss" style:font-pitch="variable"/>
    <style:font-face style:name="DejaVu Sans Condensed1" svg:font-family="'DejaVu Sans Condensed'" style:font-family-generic="swiss" style:font-pitch="variable"/>
    <style:font-face style:name="Lucida Sans" svg:font-family="'Lucida Sans'"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Condensed" fo:font-size="12pt" fo:language="en" fo:country="GB" style:font-name-asian="DejaVu Sans Condensed2" style:font-size-asian="12pt" style:language-asian="zxx" style:country-asian="none" style:font-name-complex="DejaVu Sans Condensed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10pt" style:font-size-asian="10pt" style:font-size-complex="10pt"/>
    </style:style>
    <style:style style:name="P2" style:family="paragraph" style:parent-style-name="Footer">
      <style:paragraph-properties fo:text-align="end" style:justify-single-word="false"/>
      <style:text-properties fo:font-size="10pt" style:font-size-asian="10pt"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ReC Generic Driver</text:p>
      </style:header>
      <style:footer>
        <text:p text:style-name="P2"><text:page-number text:select-page="current">5</text:page-number> de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9-01-21T13:00:16</meta:creation-date>
    <dc:date>2009-01-26T23:24:48</dc:date>
    <dc:language>en-GB</dc:language>
    <meta:editing-cycles>12</meta:editing-cycles>
    <meta:editing-duration>PT7H29M16S</meta:editing-duration>
    <meta:user-defined meta:name="Info 1"/>
    <meta:user-defined meta:name="Info 2"/>
    <meta:user-defined meta:name="Info 3"/>
    <meta:user-defined meta:name="Info 4"/>
    <meta:document-statistic meta:table-count="10" meta:image-count="0" meta:object-count="0" meta:page-count="5" meta:paragraph-count="160" meta:word-count="1363" meta:character-count="9012"/>
  </office:meta>
</office:document-meta>
</file>